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4.9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4.9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cb549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3526e3" style:font-size-asian="14pt" style:font-size-complex="14pt"/>
    </style:style>
    <style:style style:name="P3" style:family="paragraph" style:parent-style-name="Table_20_Contents">
      <style:text-properties fo:font-size="14pt" officeooo:rsid="002733fc" officeooo:paragraph-rsid="002733fc" style:font-size-asian="14pt" style:font-size-complex="14pt"/>
    </style:style>
    <style:style style:name="P4" style:family="paragraph" style:parent-style-name="Table_20_Contents">
      <style:text-properties fo:font-size="14pt" officeooo:rsid="002733fc" officeooo:paragraph-rsid="003526e3" style:font-size-asian="14pt" style:font-size-complex="14pt"/>
    </style:style>
    <style:style style:name="P5" style:family="paragraph" style:parent-style-name="Table_20_Contents">
      <style:text-properties fo:font-size="14pt" officeooo:rsid="002ae1c0" officeooo:paragraph-rsid="002ae1c0" style:font-size-asian="14pt" style:font-size-complex="14pt"/>
    </style:style>
    <style:style style:name="P6" style:family="paragraph" style:parent-style-name="Table_20_Contents">
      <style:text-properties fo:font-size="14pt" officeooo:rsid="002ae1c0" officeooo:paragraph-rsid="003526e3" style:font-size-asian="14pt" style:font-size-complex="14pt"/>
    </style:style>
    <style:style style:name="P7" style:family="paragraph" style:parent-style-name="Table_20_Contents">
      <style:text-properties fo:font-size="14pt" officeooo:rsid="002ccda0" officeooo:paragraph-rsid="002ccda0" style:font-size-asian="14pt" style:font-size-complex="14pt"/>
    </style:style>
    <style:style style:name="P8" style:family="paragraph" style:parent-style-name="Table_20_Contents">
      <style:text-properties fo:font-size="14pt" officeooo:rsid="002ccda0" officeooo:paragraph-rsid="003526e3" style:font-size-asian="14pt" style:font-size-complex="14pt"/>
    </style:style>
    <style:style style:name="P9" style:family="paragraph" style:parent-style-name="Table_20_Contents">
      <style:text-properties fo:font-size="14pt" officeooo:rsid="002f3184" officeooo:paragraph-rsid="002f3184" style:font-size-asian="14pt" style:font-size-complex="14pt"/>
    </style:style>
    <style:style style:name="P10" style:family="paragraph" style:parent-style-name="Table_20_Contents">
      <style:text-properties fo:font-size="14pt" officeooo:rsid="002f3184" officeooo:paragraph-rsid="003526e3" style:font-size-asian="14pt" style:font-size-complex="14pt"/>
    </style:style>
    <style:style style:name="P11" style:family="paragraph" style:parent-style-name="Table_20_Contents">
      <style:text-properties fo:font-size="14pt" officeooo:rsid="00312ba5" officeooo:paragraph-rsid="00312ba5" style:font-size-asian="14pt" style:font-size-complex="14pt"/>
    </style:style>
    <style:style style:name="P12" style:family="paragraph" style:parent-style-name="Table_20_Contents">
      <style:text-properties fo:font-size="14pt" officeooo:rsid="00312ba5" officeooo:paragraph-rsid="003526e3" style:font-size-asian="14pt" style:font-size-complex="14pt"/>
    </style:style>
    <style:style style:name="P13" style:family="paragraph" style:parent-style-name="Table_20_Contents">
      <style:text-properties fo:font-size="14pt" officeooo:rsid="00312ba5" officeooo:paragraph-rsid="003ad54e" style:font-size-asian="14pt" style:font-size-complex="14pt"/>
    </style:style>
    <style:style style:name="P14" style:family="paragraph" style:parent-style-name="Table_20_Contents">
      <style:text-properties fo:font-size="14pt" officeooo:rsid="003df15f" officeooo:paragraph-rsid="003df15f" style:font-size-asian="14pt" style:font-size-complex="14pt"/>
    </style:style>
    <style:style style:name="P15" style:family="paragraph" style:parent-style-name="Standard">
      <style:text-properties fo:font-size="14pt" officeooo:rsid="001b2f2c" officeooo:paragraph-rsid="001cb549" style:font-size-asian="14pt" style:font-size-complex="14pt"/>
    </style:style>
    <style:style style:name="P16" style:family="paragraph" style:parent-style-name="Standard">
      <style:text-properties fo:font-size="14pt" officeooo:rsid="001b2f2c" officeooo:paragraph-rsid="003526e3" style:font-size-asian="14pt" style:font-size-complex="14pt"/>
    </style:style>
    <style:style style:name="P17" style:family="paragraph" style:parent-style-name="Standard">
      <style:text-properties fo:font-size="14pt" officeooo:rsid="000730ba" officeooo:paragraph-rsid="001cb549" style:font-size-asian="14pt" style:font-size-complex="14pt"/>
    </style:style>
    <style:style style:name="P18" style:family="paragraph" style:parent-style-name="Standard">
      <style:text-properties fo:font-size="14pt" officeooo:rsid="000730ba" officeooo:paragraph-rsid="00230e30" style:font-size-asian="14pt" style:font-size-complex="14pt"/>
    </style:style>
    <style:style style:name="P19" style:family="paragraph" style:parent-style-name="Standard">
      <style:text-properties fo:font-size="14pt" officeooo:rsid="000730ba" officeooo:paragraph-rsid="003526e3" style:font-size-asian="14pt" style:font-size-complex="14pt"/>
    </style:style>
    <style:style style:name="P20" style:family="paragraph" style:parent-style-name="Standard">
      <style:text-properties fo:font-size="14pt" officeooo:rsid="000730ba" officeooo:paragraph-rsid="00381994" style:font-size-asian="14pt" style:font-size-complex="14pt"/>
    </style:style>
    <style:style style:name="P21" style:family="paragraph" style:parent-style-name="Standard">
      <style:text-properties fo:font-size="14pt" officeooo:rsid="0026a7ee" officeooo:paragraph-rsid="001cb549" style:font-size-asian="14pt" style:font-size-complex="14pt"/>
    </style:style>
    <style:style style:name="P22" style:family="paragraph" style:parent-style-name="Standard">
      <style:text-properties fo:font-size="14pt" officeooo:rsid="0026a7ee" officeooo:paragraph-rsid="003526e3" style:font-size-asian="14pt" style:font-size-complex="14pt"/>
    </style:style>
    <style:style style:name="P23" style:family="paragraph" style:parent-style-name="Standard">
      <style:text-properties fo:font-size="14pt" officeooo:rsid="000845a0" officeooo:paragraph-rsid="001cb549" style:font-size-asian="14pt" style:font-size-complex="14pt"/>
    </style:style>
    <style:style style:name="P24" style:family="paragraph" style:parent-style-name="Standard">
      <style:text-properties fo:font-size="14pt" officeooo:rsid="000845a0" officeooo:paragraph-rsid="003526e3" style:font-size-asian="14pt" style:font-size-complex="14pt"/>
    </style:style>
    <style:style style:name="P25" style:family="paragraph" style:parent-style-name="Standard">
      <style:text-properties fo:font-size="14pt" officeooo:paragraph-rsid="001cb549" style:font-size-asian="14pt" style:font-size-complex="14pt"/>
    </style:style>
    <style:style style:name="P26" style:family="paragraph" style:parent-style-name="Standard">
      <style:text-properties fo:font-size="14pt" officeooo:rsid="001cb549" officeooo:paragraph-rsid="001cb549" style:font-size-asian="14pt" style:font-size-complex="14pt"/>
    </style:style>
    <style:style style:name="P27" style:family="paragraph" style:parent-style-name="Standard">
      <style:text-properties fo:font-size="14pt" officeooo:rsid="00317873" officeooo:paragraph-rsid="00317873" style:font-size-asian="14pt" style:font-size-complex="14pt"/>
    </style:style>
    <style:style style:name="P28" style:family="paragraph" style:parent-style-name="Standard">
      <style:text-properties fo:font-size="14pt" officeooo:paragraph-rsid="003526e3" style:font-size-asian="14pt" style:font-size-complex="14pt"/>
    </style:style>
    <style:style style:name="P29" style:family="paragraph" style:parent-style-name="Standard">
      <style:text-properties fo:font-size="14pt" officeooo:rsid="00b9d31b" officeooo:paragraph-rsid="00381994" style:font-size-asian="14pt" style:font-size-complex="14pt"/>
    </style:style>
    <style:style style:name="T1" style:family="text">
      <style:text-properties officeooo:rsid="00057c91"/>
    </style:style>
    <style:style style:name="T2" style:family="text">
      <style:text-properties officeooo:rsid="001b2f2c"/>
    </style:style>
    <style:style style:name="T3" style:family="text">
      <style:text-properties officeooo:rsid="009801a8"/>
    </style:style>
    <style:style style:name="T4" style:family="text">
      <style:text-properties officeooo:rsid="001df33c"/>
    </style:style>
    <style:style style:name="T5" style:family="text">
      <style:text-properties officeooo:rsid="00203ae1"/>
    </style:style>
    <style:style style:name="T6" style:family="text">
      <style:text-properties officeooo:rsid="00220dbe"/>
    </style:style>
    <style:style style:name="T7" style:family="text">
      <style:text-properties officeooo:rsid="001b7d81"/>
    </style:style>
    <style:style style:name="T8" style:family="text">
      <style:text-properties officeooo:rsid="001b5f90"/>
    </style:style>
    <style:style style:name="T9" style:family="text">
      <style:text-properties officeooo:rsid="00230e30"/>
    </style:style>
    <style:style style:name="T10" style:family="text">
      <style:text-properties officeooo:rsid="0024313f"/>
    </style:style>
    <style:style style:name="T11" style:family="text">
      <style:text-properties officeooo:rsid="0025e18a"/>
    </style:style>
    <style:style style:name="T12" style:family="text">
      <style:text-properties officeooo:rsid="0027fc05"/>
    </style:style>
    <style:style style:name="T13" style:family="text">
      <style:text-properties officeooo:rsid="00286f16"/>
    </style:style>
    <style:style style:name="T14" style:family="text">
      <style:text-properties officeooo:rsid="00296c10"/>
    </style:style>
    <style:style style:name="T15" style:family="text">
      <style:text-properties officeooo:rsid="002da66a"/>
    </style:style>
    <style:style style:name="T16" style:family="text">
      <style:text-properties officeooo:rsid="003343b7"/>
    </style:style>
    <style:style style:name="T17" style:family="text">
      <style:text-properties officeooo:rsid="00362200"/>
    </style:style>
    <style:style style:name="T18" style:family="text">
      <style:text-properties officeooo:rsid="00381994"/>
    </style:style>
    <style:style style:name="T19" style:family="text">
      <style:text-properties officeooo:rsid="003a5e3b"/>
    </style:style>
    <style:style style:name="T20" style:family="text">
      <style:text-properties officeooo:rsid="003aa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er Questions and answers</text:p>
      <text:p text:style-name="P15"/>
      <text:p text:style-name="P15">API <text:span text:style-name="T1">1</text:span>: <text:span text:style-name="T4">get questions asked by user.</text:span></text:p>
      <text:p text:style-name="P25"><text:span text:style-name="T2">Syntax: <text:s/>http://localhost:8082/v1.0/user/{userid}/askedquestions/{pageno}</text:span></text:p>
      <text:p text:style-name="P15">method : <text:span text:style-name="T5">GET</text:span></text:p>
      <text:p text:style-name="P17"><text:span text:style-name="T6">Response </text:span>: <text:span text:style-name="T9">QuestionDTO</text:span> object <text:span text:style-name="T12">list</text:span></text:p>
      <text:p text:style-name="P18"><text:tab/>[ {"questionid":,"title":"", "upvote":””,"downvote":””, "state":"", <text:tab/><text:tab/><text:tab/>"tag<text:span text:style-name="T7">namel</text:span>ist":["",””,””],"timestamp":””},<text:span text:style-name="T8">{}, {} </text:span>]</text:p>
      <text:p text:style-name="P21"/>
      <text:p text:style-name="P21">need <text:span text:style-name="T10">user and topic</text:span> management running</text:p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11">pageno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3">QuestionDTO object lsit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<text:span text:style-name="T13">valid</text:span> userid <text:span text:style-name="T14">and pageno &gt; lastpage</text:span></text:p>
          </table:table-cell>
          <table:table-cell table:style-name="Table2.A2" office:value-type="string">
            <text:p text:style-name="P5">204</text:p>
          </table:table-cell>
          <table:table-cell table:style-name="Table2.D2" office:value-type="string">
            <text:p text:style-name="P5">null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No question asked by user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7">Null</text:p>
          </table:table-cell>
        </table:table-row>
        <table:table-row>
          <table:table-cell table:style-name="Table2.A2" office:value-type="string">
            <text:p text:style-name="P7">4.</text:p>
          </table:table-cell>
          <table:table-cell table:style-name="Table2.A2" office:value-type="string">
            <text:p text:style-name="P7">Topic manegement not available</text:p>
          </table:table-cell>
          <table:table-cell table:style-name="Table2.A2" office:value-type="string">
            <text:p text:style-name="P11">200</text:p>
          </table:table-cell>
          <table:table-cell table:style-name="Table2.D2" office:value-type="string">
            <text:p text:style-name="P11">QuestionDTO object list</text:p>
            <text:p text:style-name="P11">(tagnamelist = null)</text:p>
          </table:table-cell>
        </table:table-row>
        <table:table-row>
          <table:table-cell table:style-name="Table2.A2" office:value-type="string">
            <text:p text:style-name="P7">5.</text:p>
          </table:table-cell>
          <table:table-cell table:style-name="Table2.A2" office:value-type="string">
            <text:p text:style-name="P7">User management not av<text:span text:style-name="T15">ailable</text:span>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9">null</text:p>
          </table:table-cell>
        </table:table-row>
      </table:table>
      <text:p text:style-name="P15"/>
      <text:p text:style-name="P15"/>
      <text:p text:style-name="P27">Api 2 : <text:span text:style-name="T16">get answers given by user.</text:span> </text:p>
      <text:p text:style-name="P28"><text:span text:style-name="T2">Syntax: <text:s/>http://localhost:8082/v1.0/user/{userid}/answers/{pageno}</text:span></text:p>
      <text:p text:style-name="P16">method : <text:span text:style-name="T5">GET</text:span></text:p>
      <text:p text:style-name="P19"><text:span text:style-name="T6">Response </text:span>: <text:span text:style-name="T17">AnswerDTO</text:span> object <text:span text:style-name="T12">list</text:span></text:p>
      <text:p text:style-name="P20"><text:tab/><text:span text:style-name="T18">[{“answer”:{“answerid”:null,”answerText”:””,”questionid”:””,”userid”:””,</text:span></text:p>
      <text:p text:style-name="P29"><text:span text:style-name="T3">”timestamp”:””}, “upvote”:””, “downvote”: “”</text:span>},<text:span text:style-name="T18">{},{}]</text:span></text:p>
      <text:p text:style-name="P22"/>
      <text:p text:style-name="P22">need <text:span text:style-name="T10">user </text:span>management running</text:p>
      <text:p text:style-name="P24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11">pageno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4"><text:span text:style-name="T20">AnswerDTO</text:span> object lsit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<text:span text:style-name="T13">valid</text:span> userid <text:span text:style-name="T14">and pageno &gt; lastpage</text:span></text:p>
          </table:table-cell>
          <table:table-cell table:style-name="Table1.A2" office:value-type="string">
            <text:p text:style-name="P6">204</text:p>
          </table:table-cell>
          <table:table-cell table:style-name="Table1.D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No <text:span text:style-name="T19">answers given</text:span> by user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8">Null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8">User management not <text:soft-page-break/>av<text:span text:style-name="T15">ailable</text:span>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10">null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2:52:12.821874180</meta:creation-date>
    <dc:date>2018-03-03T03:34:31.950306452</dc:date>
    <meta:editing-duration>PT41M32S</meta:editing-duration>
    <meta:editing-cycles>31</meta:editing-cycles>
    <meta:generator>LibreOffice/4.2.8.2$Linux_X86_64 LibreOffice_project/420m0$Build-2</meta:generator>
    <meta:document-statistic meta:table-count="2" meta:image-count="0" meta:object-count="0" meta:page-count="2" meta:paragraph-count="59" meta:word-count="151" meta:character-count="1123" meta:non-whitespace-character-count="1021"/>
  </office:meta>
</office:document-meta>
</file>